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02aaa9" officeooo:paragraph-rsid="0017fa0e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officeooo:rsid="0017fa0e" officeooo:paragraph-rsid="0017fa0e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normal" officeooo:rsid="0002aaa9" officeooo:paragraph-rsid="0017fa0e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weight="normal" officeooo:rsid="0003a0ad" officeooo:paragraph-rsid="0017fa0e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7fa0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7fa0e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17fa0e"/>
    </style:style>
    <style:style style:name="P9" style:family="paragraph" style:parent-style-name="Standard">
      <style:paragraph-properties fo:line-height="150%"/>
      <style:text-properties officeooo:paragraph-rsid="0017fa0e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weight="normal" officeooo:rsid="00757dd3" officeooo:paragraph-rsid="0017fa0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normal" officeooo:rsid="0007348a" officeooo:paragraph-rsid="0017fa0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bold" officeooo:rsid="0007348a" officeooo:paragraph-rsid="0017fa0e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line-height="150%"/>
      <style:text-properties fo:font-size="12pt" officeooo:paragraph-rsid="0017fa0e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17fa0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line-height="150%"/>
      <style:text-properties fo:font-size="12pt" officeooo:paragraph-rsid="0017fa0e" style:font-size-asian="12pt" style:font-size-complex="12pt"/>
    </style:style>
    <style:style style:name="P19" style:family="paragraph" style:parent-style-name="Heading_20_1">
      <style:paragraph-properties fo:line-height="150%"/>
      <style:text-properties style:font-name="Liberation Sans" fo:font-size="12pt" officeooo:rsid="0007348a" officeooo:paragraph-rsid="0017fa0e" style:font-size-asian="10.5pt" style:font-size-complex="12pt"/>
    </style:style>
    <style:style style:name="P20" style:family="paragraph" style:parent-style-name="Heading_20_1">
      <style:paragraph-properties fo:line-height="150%" fo:text-align="center" style:justify-single-word="false"/>
      <style:text-properties style:font-name="Liberation Sans" fo:font-size="12pt" fo:font-weight="bold" officeooo:rsid="008482ac" officeooo:paragraph-rsid="0017fa0e" style:font-name-asian="Noto Sans CJK SC" style:font-size-asian="10.5pt" style:font-weight-asian="bold" style:font-name-complex="Lohit Devanagari" style:font-size-complex="12pt" style:font-weight-complex="bold"/>
    </style:style>
    <style:style style:name="P21" style:family="paragraph" style:parent-style-name="Heading_20_1">
      <style:paragraph-properties fo:line-height="150%" fo:text-align="start" style:justify-single-word="false"/>
      <style:text-properties officeooo:paragraph-rsid="0017fa0e"/>
    </style:style>
    <style:style style:name="P22" style:family="paragraph" style:parent-style-name="Heading_20_2">
      <style:paragraph-properties fo:line-height="150%"/>
      <style:text-properties officeooo:paragraph-rsid="0017fa0e"/>
    </style:style>
    <style:style style:name="P23" style:family="paragraph" style:parent-style-name="Heading_20_2">
      <style:paragraph-properties fo:line-height="150%"/>
      <style:text-properties officeooo:paragraph-rsid="00284877"/>
    </style:style>
    <style:style style:name="P24" style:family="paragraph" style:parent-style-name="Heading_20_2">
      <style:paragraph-properties fo:line-height="150%"/>
      <style:text-properties fo:font-size="12pt" fo:font-weight="normal" officeooo:rsid="001dd1ba" officeooo:paragraph-rsid="0017fa0e" style:font-size-asian="10.5pt" style:font-weight-asian="normal" style:font-size-complex="12pt" style:font-weight-complex="normal"/>
    </style:style>
    <style:style style:name="P25" style:family="paragraph" style:parent-style-name="Heading_20_2">
      <style:paragraph-properties fo:line-height="150%"/>
      <style:text-properties style:font-name="Liberation Sans" officeooo:paragraph-rsid="0017fa0e"/>
    </style:style>
    <style:style style:name="P26" style:family="paragraph" style:parent-style-name="Heading_20_3">
      <style:paragraph-properties fo:line-height="150%"/>
    </style:style>
    <style:style style:name="P27" style:family="paragraph" style:parent-style-name="Standard" style:master-page-name="Index">
      <style:paragraph-properties fo:line-height="150%" fo:text-align="center" style:justify-single-word="false" style:page-number="3"/>
      <style:text-properties fo:font-weight="normal" officeooo:rsid="0002aaa9" officeooo:paragraph-rsid="0017fa0e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227fe6"/>
    </style:style>
    <style:style style:name="P29" style:family="paragraph" style:parent-style-name="Standard">
      <style:paragraph-properties fo:line-height="150%" fo:text-align="start" style:justify-single-word="false"/>
      <style:text-properties fo:font-size="12pt" fo:font-weight="bold" officeooo:rsid="0007348a" officeooo:paragraph-rsid="0017fa0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size="12pt" fo:font-weight="bold" officeooo:rsid="0006107d" officeooo:paragraph-rsid="0024291d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officeooo:rsid="0006107d" officeooo:paragraph-rsid="0024291d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beration Serif" officeooo:rsid="003917ff" officeooo:paragraph-rsid="0017fa0e"/>
    </style:style>
    <style:style style:name="P33" style:family="paragraph" style:parent-style-name="Standard">
      <style:paragraph-properties fo:line-height="150%" fo:text-align="justify" style:justify-single-word="false"/>
      <style:text-properties fo:color="#c9211e" loext:opacity="100%" fo:font-weight="normal" officeooo:rsid="00121acc" officeooo:paragraph-rsid="0024291d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c9211e" loext:opacity="100%" fo:font-weight="normal" officeooo:rsid="001597dd" officeooo:paragraph-rsid="0024291d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color="#c9211e" loext:opacity="100%" fo:font-weight="bold" officeooo:rsid="000792d7" officeooo:paragraph-rsid="0024291d" style:font-weight-asian="bold" style:font-weight-complex="bold"/>
    </style:style>
    <style:style style:name="P36" style:family="paragraph" style:parent-style-name="Text_20_body" style:master-page-name="Index">
      <style:paragraph-properties fo:line-height="150%" fo:text-align="end" style:justify-single-word="false" style:page-number="4"/>
      <style:text-properties fo:font-size="12pt" officeooo:paragraph-rsid="0017fa0e" style:font-size-asian="12pt" style:font-size-complex="12pt"/>
    </style:style>
    <style:style style:name="P37" style:family="paragraph" style:parent-style-name="Text_20_body">
      <style:paragraph-properties fo:line-height="150%" fo:text-align="justify" style:justify-single-word="false"/>
      <style:text-properties fo:font-size="12pt" officeooo:rsid="001b41fd" officeooo:paragraph-rsid="001b41fd" style:font-size-asian="12pt" style:font-size-complex="12pt"/>
    </style:style>
    <style:style style:name="P38" style:family="paragraph" style:parent-style-name="Text_20_body">
      <style:paragraph-properties fo:line-height="150%" fo:text-align="justify" style:justify-single-word="false"/>
      <style:text-properties fo:font-size="12pt" officeooo:rsid="00385f94" officeooo:paragraph-rsid="00385f94" style:font-size-asian="12pt" style:font-size-complex="12pt"/>
    </style:style>
    <style:style style:name="P39" style:family="paragraph" style:parent-style-name="Text_20_body">
      <style:paragraph-properties fo:line-height="150%" fo:text-align="center" style:justify-single-word="false"/>
      <style:text-properties style:font-name="Liberation Serif" fo:font-size="12pt" fo:font-weight="normal" officeooo:rsid="0032cddf" officeooo:paragraph-rsid="0032cdd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erif" officeooo:rsid="002bc346" officeooo:paragraph-rsid="002bc346"/>
    </style:style>
    <style:style style:name="P41" style:family="paragraph" style:parent-style-name="Text_20_body" style:list-style-name="L1">
      <style:paragraph-properties fo:line-height="150%" fo:text-align="justify" style:justify-single-word="false"/>
      <style:text-properties fo:color="#000000" loext:opacity="100%" officeooo:rsid="0036e01a" officeooo:paragraph-rsid="0036e01a"/>
    </style:style>
    <style:style style:name="P42" style:family="paragraph" style:parent-style-name="Text_20_body">
      <style:paragraph-properties fo:line-height="150%" fo:text-align="justify" style:justify-single-word="false"/>
      <style:text-properties fo:color="#000000" loext:opacity="100%" officeooo:rsid="0036e01a" officeooo:paragraph-rsid="0036e01a"/>
    </style:style>
    <style:style style:name="P43" style:family="paragraph" style:parent-style-name="Text_20_body">
      <style:paragraph-properties fo:line-height="150%" fo:text-align="justify" style:justify-single-word="false"/>
      <style:text-properties officeooo:paragraph-rsid="0020cb04"/>
    </style:style>
    <style:style style:name="P44" style:family="paragraph" style:parent-style-name="Text_20_body">
      <style:paragraph-properties fo:line-height="150%" fo:text-align="justify" style:justify-single-word="false"/>
      <style:text-properties officeooo:paragraph-rsid="0017fa0e"/>
    </style:style>
    <style:style style:name="P45" style:family="paragraph" style:parent-style-name="Text_20_body" style:list-style-name="L2">
      <style:paragraph-properties fo:line-height="150%" fo:text-align="justify" style:justify-single-word="false"/>
      <style:text-properties officeooo:paragraph-rsid="0036e01a"/>
    </style:style>
    <style:style style:name="P46" style:family="paragraph" style:parent-style-name="Text_20_body">
      <style:paragraph-properties fo:line-height="150%" fo:text-align="justify" style:justify-single-word="false"/>
      <style:text-properties officeooo:paragraph-rsid="00385173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Liberation Serif" officeooo:paragraph-rsid="0017fa0e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Liberation Serif" officeooo:rsid="00284877" officeooo:paragraph-rsid="002a969b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3a4313" officeooo:paragraph-rsid="003b2775" style:font-name-asian="Noto Sans CJK SC" style:font-size-asian="10.5pt" style:font-weight-asian="normal" style:font-name-complex="Lohit Devanagari" style:font-size-complex="12pt" style:font-weight-complex="normal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3b2775" officeooo:paragraph-rsid="0041141c" style:font-name-asian="Noto Sans CJK SC" style:font-size-asian="10.5pt" style:font-weight-asian="normal" style:font-name-complex="Lohit Devanagari" style:font-size-complex="12pt" style:font-weight-complex="normal"/>
    </style:style>
    <style:style style:name="P51" style:family="paragraph" style:parent-style-name="Text_20_body" style:list-style-name="L2">
      <style:paragraph-properties fo:line-height="150%" fo:text-align="justify" style:justify-single-word="false"/>
      <style:text-properties style:font-name="Liberation Serif" officeooo:rsid="00359daf" officeooo:paragraph-rsid="00359daf"/>
    </style:style>
    <style:style style:name="P52" style:family="paragraph" style:parent-style-name="Text_20_body" style:list-style-name="L2">
      <style:paragraph-properties fo:line-height="150%" fo:text-align="justify" style:justify-single-word="false"/>
      <style:text-properties style:font-name="Liberation Serif" officeooo:rsid="0036e01a" officeooo:paragraph-rsid="0036e01a"/>
    </style:style>
    <style:style style:name="P53" style:family="paragraph" style:parent-style-name="Text_20_body">
      <style:paragraph-properties fo:line-height="150%" fo:text-align="center" style:justify-single-word="false"/>
      <style:text-properties fo:color="#c9211e" loext:opacity="100%" style:font-name="Liberation Serif" officeooo:rsid="002a969b" officeooo:paragraph-rsid="002a969b"/>
    </style:style>
    <style:style style:name="P54" style:family="paragraph" style:parent-style-name="Text_20_body">
      <style:paragraph-properties fo:line-height="150%" fo:text-align="center" style:justify-single-word="false"/>
      <style:text-properties fo:color="#c9211e" loext:opacity="100%" style:font-name="Liberation Serif" fo:font-size="12pt" officeooo:rsid="00318869" officeooo:paragraph-rsid="00318869" style:font-size-asian="10.5pt" style:font-size-complex="12pt"/>
    </style:style>
    <style:style style:name="P55" style:family="paragraph" style:parent-style-name="Text_20_body">
      <style:text-properties fo:color="#c9211e" loext:opacity="100%" fo:font-size="12pt" officeooo:paragraph-rsid="0024291d" style:font-size-asian="12pt" style:font-size-complex="12pt"/>
    </style:style>
    <style:style style:name="P56" style:family="paragraph" style:parent-style-name="Text_20_body">
      <style:paragraph-properties fo:line-height="150%"/>
      <style:text-properties fo:color="#c9211e" loext:opacity="100%" fo:font-size="12pt" officeooo:rsid="00169682" officeooo:paragraph-rsid="0024291d" style:font-size-asian="12pt" style:font-size-complex="12pt"/>
    </style:style>
    <style:style style:name="P57" style:family="paragraph" style:parent-style-name="Text_20_body">
      <style:paragraph-properties fo:line-height="150%" fo:text-align="justify" style:justify-single-word="false"/>
      <style:text-properties officeooo:rsid="00349803" officeooo:paragraph-rsid="00349803"/>
    </style:style>
    <style:style style:name="P58" style:family="paragraph" style:parent-style-name="Text_20_body">
      <style:paragraph-properties fo:line-height="150%" fo:text-align="justify" style:justify-single-word="false"/>
      <style:text-properties officeooo:rsid="00385f94" officeooo:paragraph-rsid="00385f94"/>
    </style:style>
    <style:style style:name="P59" style:family="paragraph">
      <style:paragraph-properties fo:line-height="150%" fo:text-align="justify"/>
    </style:style>
    <style:style style:name="P60" style:family="paragraph">
      <loext:graphic-properties draw:fill="none" draw:fill-color="#ffffff"/>
      <style:paragraph-properties fo:line-height="150%" fo:text-align="justify" style:writing-mode="lr-tb"/>
    </style:style>
    <style:style style:name="T1" style:family="text">
      <style:text-properties fo:font-weight="normal" officeooo:rsid="0002aaa9" style:font-weight-asian="normal" style:font-weight-complex="normal"/>
    </style:style>
    <style:style style:name="T2" style:family="text">
      <style:text-properties fo:font-weight="normal" officeooo:rsid="0003a0ad" style:font-weight-asian="normal" style:font-weight-complex="normal"/>
    </style:style>
    <style:style style:name="T3" style:family="text">
      <style:text-properties fo:font-size="12pt" fo:font-weight="normal" officeooo:rsid="001323c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ce04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e4a9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6b985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757dd3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59ef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0cb0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12007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1d2f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27fe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4291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1886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4b6df7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516ae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6dbb02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720098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727459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7760f7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8ba8fc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79360d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59eff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18869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516ae1" style:font-name-asian="Noto Sans CJK SC" style:font-size-asian="12pt" style:font-weight-asian="normal" style:font-name-complex="Lohit Devanagari" style:font-size-complex="12pt" style:font-weight-complex="normal"/>
    </style:style>
    <style:style style:name="T27" style:family="text">
      <style:text-properties fo:font-size="12pt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T28" style:family="text">
      <style:text-properties fo:font-size="12pt" fo:font-weight="normal" officeooo:rsid="0028ea7b" style:font-name-asian="Noto Sans CJK SC" style:font-size-asian="10.5pt" style:font-weight-asian="normal" style:font-name-complex="Lohit Devanagari" style:font-size-complex="12pt" style:font-weight-complex="normal"/>
    </style:style>
    <style:style style:name="T29" style:family="text">
      <style:text-properties fo:font-size="12pt" fo:font-weight="normal" officeooo:rsid="002a969b" style:font-name-asian="Noto Sans CJK SC" style:font-size-asian="10.5pt" style:font-weight-asian="normal" style:font-name-complex="Lohit Devanagari" style:font-size-complex="12pt" style:font-weight-complex="normal"/>
    </style:style>
    <style:style style:name="T30" style:family="text">
      <style:text-properties fo:font-size="12pt" fo:font-weight="normal" officeooo:rsid="002b4ecf" style:font-name-asian="Noto Sans CJK SC" style:font-size-asian="10.5pt" style:font-weight-asian="normal" style:font-name-complex="Lohit Devanagari" style:font-size-complex="12pt" style:font-weight-complex="normal"/>
    </style:style>
    <style:style style:name="T31" style:family="text">
      <style:text-properties fo:font-size="12pt" fo:font-weight="normal" officeooo:rsid="002bc346" style:font-name-asian="Noto Sans CJK SC" style:font-size-asian="10.5pt" style:font-weight-asian="normal" style:font-name-complex="Lohit Devanagari" style:font-size-complex="12pt" style:font-weight-complex="normal"/>
    </style:style>
    <style:style style:name="T32" style:family="text">
      <style:text-properties fo:font-size="12pt" fo:font-weight="normal" officeooo:rsid="002cbe53" style:font-name-asian="Noto Sans CJK SC" style:font-size-asian="10.5pt" style:font-weight-asian="normal" style:font-name-complex="Lohit Devanagari" style:font-size-complex="12pt" style:font-weight-complex="normal"/>
    </style:style>
    <style:style style:name="T33" style:family="text">
      <style:text-properties fo:font-size="12pt" fo:font-weight="normal" officeooo:rsid="002f5042" style:font-name-asian="Noto Sans CJK SC" style:font-size-asian="10.5pt" style:font-weight-asian="normal" style:font-name-complex="Lohit Devanagari" style:font-size-complex="12pt" style:font-weight-complex="normal"/>
    </style:style>
    <style:style style:name="T34" style:family="text">
      <style:text-properties fo:font-size="12pt" fo:font-weight="normal" officeooo:rsid="00318869" style:font-name-asian="Noto Sans CJK SC" style:font-size-asian="10.5pt" style:font-weight-asian="normal" style:font-name-complex="Lohit Devanagari" style:font-size-complex="12pt" style:font-weight-complex="normal"/>
    </style:style>
    <style:style style:name="T35" style:family="text">
      <style:text-properties fo:font-size="12pt" fo:font-weight="normal" officeooo:rsid="0031cdf6" style:font-name-asian="Noto Sans CJK SC" style:font-size-asian="10.5pt" style:font-weight-asian="normal" style:font-name-complex="Lohit Devanagari" style:font-size-complex="12pt" style:font-weight-complex="normal"/>
    </style:style>
    <style:style style:name="T36" style:family="text">
      <style:text-properties fo:font-size="12pt" fo:font-weight="bold" officeooo:rsid="0007348a" style:font-size-asian="10.5pt" style:font-weight-asian="bold" style:font-size-complex="12pt" style:font-weight-complex="bold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20cb04" style:font-size-asian="12pt" style:font-size-complex="12pt"/>
    </style:style>
    <style:style style:name="T39" style:family="text">
      <style:text-properties fo:font-size="12pt" officeooo:rsid="0079360d" style:font-size-asian="12pt" style:font-size-complex="12pt"/>
    </style:style>
    <style:style style:name="T40" style:family="text">
      <style:text-properties fo:font-size="12pt" officeooo:rsid="00376f5f" style:font-size-asian="12pt" style:font-size-complex="12pt"/>
    </style:style>
    <style:style style:name="T41" style:family="text">
      <style:text-properties style:font-name="Liberation Sans" fo:font-size="12pt" fo:font-weight="normal" officeooo:rsid="0017fa0e" style:font-name-asian="Noto Sans CJK SC" style:font-size-asian="10.5pt" style:font-weight-asian="normal" style:font-name-complex="Lohit Devanagari" style:font-size-complex="12pt" style:font-weight-complex="normal"/>
    </style:style>
    <style:style style:name="T42" style:family="text">
      <style:text-properties style:font-name="Liberation Sans" fo:font-size="12pt" fo:font-weight="normal" officeooo:rsid="0026346c" style:font-name-asian="Noto Sans CJK SC" style:font-size-asian="10.5pt" style:font-weight-asian="normal" style:font-name-complex="Lohit Devanagari" style:font-size-complex="12pt" style:font-weight-complex="normal"/>
    </style:style>
    <style:style style:name="T43" style:family="text">
      <style:text-properties style:font-name="Liberation Sans" fo:font-size="12pt" fo:font-weight="normal" officeooo:rsid="002e4a9f" style:font-size-asian="10.5pt" style:font-weight-asian="normal" style:font-size-complex="12pt" style:font-weight-complex="normal"/>
    </style:style>
    <style:style style:name="T44" style:family="text">
      <style:text-properties style:font-name="Liberation Sans" fo:font-size="12pt" fo:font-weight="normal" officeooo:rsid="00359eff" style:font-size-asian="10.5pt" style:font-weight-asian="normal" style:font-size-complex="12pt" style:font-weight-complex="normal"/>
    </style:style>
    <style:style style:name="T45" style:family="text">
      <style:text-properties style:font-name="Liberation Sans" fo:font-size="12pt" fo:font-weight="bold" style:font-name-asian="Noto Sans CJK SC" style:font-size-asian="10.5pt" style:font-weight-asian="bold" style:font-name-complex="Lohit Devanagari" style:font-size-complex="12pt" style:font-weight-complex="bold"/>
    </style:style>
    <style:style style:name="T46" style:family="text">
      <style:text-properties style:font-name="Liberation Sans" fo:font-size="12pt" fo:font-weight="bold" officeooo:rsid="00197fff" style:font-name-asian="Noto Sans CJK SC" style:font-size-asian="10.5pt" style:font-weight-asian="bold" style:font-name-complex="Lohit Devanagari" style:font-size-complex="12pt" style:font-weight-complex="bold"/>
    </style:style>
    <style:style style:name="T47" style:family="text">
      <style:text-properties style:font-name="Liberation Sans" fo:font-size="12pt" style:font-name-asian="Noto Sans CJK SC" style:font-size-asian="10.5pt" style:font-name-complex="Lohit Devanagari" style:font-size-complex="12pt"/>
    </style:style>
    <style:style style:name="T48" style:family="text">
      <style:text-properties style:font-name="Liberation Sans" fo:font-size="12pt" officeooo:rsid="0026346c" style:font-name-asian="Noto Sans CJK SC" style:font-size-asian="10.5pt" style:font-name-complex="Lohit Devanagari" style:font-size-complex="12pt"/>
    </style:style>
    <style:style style:name="T49" style:family="text">
      <style:text-properties style:font-name="Liberation Sans" fo:font-size="12pt" officeooo:rsid="00271b27" style:font-name-asian="Noto Sans CJK SC" style:font-size-asian="10.5pt" style:font-name-complex="Lohit Devanagari" style:font-size-complex="12pt"/>
    </style:style>
    <style:style style:name="T50" style:family="text">
      <style:text-properties officeooo:rsid="002ce04b"/>
    </style:style>
    <style:style style:name="T51" style:family="text">
      <style:text-properties style:font-name="Liberation Serif" fo:font-size="12pt" officeooo:rsid="00349fad" style:font-size-asian="10.5pt" style:font-size-complex="12pt"/>
    </style:style>
    <style:style style:name="T52" style:family="text">
      <style:text-properties style:font-name="Liberation Serif" fo:font-size="12pt" officeooo:rsid="00359eff" style:font-size-asian="10.5pt" style:font-size-complex="12pt"/>
    </style:style>
    <style:style style:name="T53" style:family="text">
      <style:text-properties style:font-name="Liberation Serif" fo:font-size="12pt" officeooo:rsid="0024291d" style:font-size-asian="10.5pt" style:font-size-complex="12pt"/>
    </style:style>
    <style:style style:name="T54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030494d" style:font-size-asian="10.5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03c10bc" style:font-size-asian="10.5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03d15f4" style:font-size-asian="10.5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03ee7f6" style:font-size-asian="10.5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031885d" style:font-size-asian="10.5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4007ca" style:font-size-asian="10.5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0349803" style:font-size-asian="10.5pt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0385173" style:font-size-asian="10.5pt" style:font-weight-asian="normal" style:font-size-complex="12pt" style:font-weight-complex="normal"/>
    </style:style>
    <style:style style:name="T63" style:family="text">
      <style:text-properties style:font-name="Liberation Serif" fo:font-size="12pt" fo:font-weight="normal" officeooo:rsid="00385f94" style:font-size-asian="10.5pt" style:font-weight-asian="normal" style:font-size-complex="12pt" style:font-weight-complex="normal"/>
    </style:style>
    <style:style style:name="T64" style:family="text">
      <style:text-properties officeooo:rsid="00582345"/>
    </style:style>
    <style:style style:name="T65" style:family="text">
      <style:text-properties officeooo:rsid="005ad853"/>
    </style:style>
    <style:style style:name="T66" style:family="text">
      <style:text-properties fo:color="#000000" loext:opacity="100%" fo:font-size="12pt" style:text-underline-style="none" fo:font-weight="normal" officeooo:rsid="0007348a" style:font-size-asian="10.5pt" style:font-weight-asian="normal" style:font-size-complex="12pt" style:font-weight-complex="normal"/>
    </style:style>
    <style:style style:name="T67" style:family="text">
      <style:text-properties fo:color="#000000" loext:opacity="100%" fo:font-size="12pt" style:text-underline-style="none" fo:font-weight="normal" officeooo:rsid="00a7fda0" style:font-size-asian="10.5pt" style:font-weight-asian="normal" style:font-size-complex="12pt" style:font-weight-complex="normal"/>
    </style:style>
    <style:style style:name="T68" style:family="text">
      <style:text-properties fo:color="#000000" loext:opacity="100%" fo:font-size="12pt" style:text-underline-style="none" fo:font-weight="bold" officeooo:rsid="00a7fda0" style:font-size-asian="10.5pt" style:font-weight-asian="bold" style:font-size-complex="12pt" style:font-weight-complex="bold"/>
    </style:style>
    <style:style style:name="T69" style:family="text">
      <style:text-properties fo:color="#000000" loext:opacity="100%" fo:font-size="12pt" style:text-underline-style="none" fo:font-weight="bold" officeooo:rsid="0007348a" style:font-size-asian="10.5pt" style:font-weight-asian="normal" style:font-size-complex="12pt" style:font-weight-complex="normal"/>
    </style:style>
    <style:style style:name="T70" style:family="text">
      <style:text-properties fo:color="#000000" loext:opacity="100%" style:text-underline-style="none"/>
    </style:style>
    <style:style style:name="T71" style:family="text">
      <style:text-properties fo:color="#000000" loext:opacity="100%" style:text-underline-style="none" fo:font-weight="bold"/>
    </style:style>
    <style:style style:name="T72" style:family="text">
      <style:text-properties fo:color="#000000" loext:opacity="100%" style:font-name="Liberation Serif" fo:font-size="12pt" officeooo:rsid="0024291d" style:font-size-asian="10.5pt" style:font-size-complex="12pt"/>
    </style:style>
    <style:style style:name="T73" style:family="text">
      <style:text-properties fo:color="#000000" loext:opacity="100%" style:font-name="Liberation Serif" fo:font-size="12pt" officeooo:rsid="0024e812" style:font-size-asian="10.5pt" style:font-size-complex="12pt"/>
    </style:style>
    <style:style style:name="T74" style:family="text">
      <style:text-properties fo:color="#000000" loext:opacity="100%" style:font-name="Liberation Serif" fo:font-size="12pt" officeooo:rsid="0026346c" style:font-size-asian="10.5pt" style:font-size-complex="12pt"/>
    </style:style>
    <style:style style:name="T75" style:family="text">
      <style:text-properties fo:color="#000000" loext:opacity="100%" style:font-name="Liberation Serif" fo:font-size="12pt" officeooo:rsid="0031885d" style:font-size-asian="10.5pt" style:font-size-complex="12pt"/>
    </style:style>
    <style:style style:name="T76" style:family="text">
      <style:text-properties fo:text-transform="uppercase"/>
    </style:style>
    <style:style style:name="T77" style:family="text">
      <style:text-properties fo:text-transform="uppercase" fo:color="#000000" loext:opacity="100%" style:text-underline-style="none"/>
    </style:style>
    <style:style style:name="T78" style:family="text">
      <style:text-properties fo:text-transform="uppercase" fo:color="#000000" loext:opacity="100%" fo:font-size="12pt" style:text-underline-style="none" fo:font-weight="normal" officeooo:rsid="0007348a" style:font-size-asian="10.5pt" style:font-weight-asian="normal" style:font-size-complex="12pt" style:font-weight-complex="normal"/>
    </style:style>
    <style:style style:name="T79" style:family="text">
      <style:text-properties fo:font-style="italic"/>
    </style:style>
    <style:style style:name="T80" style:family="text">
      <style:text-properties fo:font-weight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1ed2cf"/>
    </style:style>
    <style:style style:name="T83" style:family="text">
      <style:text-properties officeooo:rsid="001f3213"/>
    </style:style>
    <style:style style:name="T84" style:family="text">
      <style:text-properties officeooo:rsid="0020cb04"/>
    </style:style>
    <style:style style:name="T85" style:family="text">
      <style:text-properties officeooo:rsid="0024291d"/>
    </style:style>
    <style:style style:name="T86" style:family="text">
      <style:text-properties fo:color="#c9211e" loext:opacity="100%"/>
    </style:style>
    <style:style style:name="T87" style:family="text">
      <style:text-properties fo:color="#c9211e" loext:opacity="100%" officeooo:rsid="00359daf"/>
    </style:style>
    <style:style style:name="T88" style:family="text">
      <style:text-properties fo:color="#c9211e" loext:opacity="100%" officeooo:rsid="003a4313"/>
    </style:style>
    <style:style style:name="T89" style:family="text">
      <style:text-properties style:font-name="Liberation Serif"/>
    </style:style>
    <style:style style:name="T90" style:family="text">
      <style:text-properties style:font-name="Liberation Serif" officeooo:rsid="0036e01a"/>
    </style:style>
    <style:style style:name="T91" style:family="text">
      <style:text-properties style:font-name="Liberation Serif" officeooo:rsid="00385f94"/>
    </style:style>
    <style:style style:name="T92" style:family="text">
      <style:text-properties officeooo:rsid="0036e01a"/>
    </style:style>
    <style:style style:name="T93" style:family="text">
      <style:text-properties officeooo:rsid="00162997"/>
    </style:style>
    <style:style style:name="T94" style:family="text">
      <style:text-properties officeooo:rsid="00385173"/>
    </style:style>
    <style:style style:name="T95" style:family="text">
      <style:text-properties officeooo:rsid="00385f94"/>
    </style:style>
    <style:style style:name="T96" style:family="text">
      <style:text-properties officeooo:rsid="003a4313"/>
    </style:style>
    <style:style style:name="T97" style:family="text">
      <style:text-properties officeooo:rsid="003b2775"/>
    </style:style>
    <style:style style:name="T98" style:family="text">
      <style:text-properties officeooo:rsid="003bd187"/>
    </style:style>
    <style:style style:name="T99" style:family="text">
      <style:text-properties officeooo:rsid="003daab6"/>
    </style:style>
    <style:style style:name="T100" style:family="text">
      <style:text-properties officeooo:rsid="003f38a1"/>
    </style:style>
    <style:style style:name="T101" style:family="text">
      <style:text-properties officeooo:rsid="0041141c"/>
    </style:style>
    <style:style style:name="T102" style:family="text">
      <style:text-properties officeooo:rsid="00422fd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O ESPÍRITO SANTO</text:p>
      <text:p text:style-name="P2"/>
      <text:p text:style-name="P2"/>
      <text:p text:style-name="P2"/>
      <text:p text:style-name="P2"/>
      <text:p text:style-name="P2"/>
      <text:p text:style-name="P4">CARLOS DANIEL ALBERTINO VIEIRA</text:p>
      <text:p text:style-name="P4"/>
      <text:p text:style-name="P4"/>
      <text:p text:style-name="P4"/>
      <text:p text:style-name="P4"/>
      <text:p text:style-name="P4"/>
      <text:p text:style-name="P3">WinR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tória</text:p>
      <text:p text:style-name="P6"><text:span text:style-name="T1">202</text:span><text:span text:style-name="T2">1</text:span></text:p>
      <text:p text:style-name="P5"/>
      <text:p text:style-name="P4"><text:soft-page-break/>CARLOS DANIEL ALBERTINO VIEIRA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84">WinRAR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0" draw:name="Forma1_0" draw:style-name="gr1" draw:text-style-name="P60" svg:width="6.174cm" svg:height="4.384cm" svg:x="10.825cm" svg:y="0.268cm"><draw:text-box><text:p text:style-name="P59">Trabalho prático apresentado a disciplina de Estrutura de Dados 1 como requisito para obtenção de nota.</text:p><text:p text:style-name="P59">Professora: Patrícia Dockhorn Costa</text:p><text:p text:style-name="P59">Matricula: 2020100867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tória</text:p>
      <text:p text:style-name="P4">2021</text:p>
      <text:p text:style-name="P27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15"><text:a xlink:type="simple" xlink:href="#__RefHeading___Toc333_2097533584" text:style-name="Index_20_Link" text:visited-style-name="Index_20_Link">1. INTRODUÇÃO<text:tab/>4</text:a></text:p>
          <text:p text:style-name="P16"><text:a xlink:type="simple" xlink:href="#__RefHeading___Toc541_813454345" text:style-name="Index_20_Link" text:visited-style-name="Index_20_Link">1.1 OBJETIVOS<text:tab/>4</text:a></text:p>
          <text:p text:style-name="P16"><text:a xlink:type="simple" xlink:href="#__RefHeading___Toc562_1266549890" text:style-name="Index_20_Link" text:visited-style-name="Index_20_Link">1.2 VISÃO GERAL DO FUNCIONAMENTO<text:tab/>4</text:a></text:p>
          <text:p text:style-name="P15"><text:a xlink:type="simple" xlink:href="#__RefHeading___Toc543_813454345" text:style-name="Index_20_Link" text:visited-style-name="Index_20_Link">2. IMPLEMENTAÇÃO<text:tab/>5</text:a></text:p>
          <text:p text:style-name="P16"><text:a xlink:type="simple" xlink:href="#__RefHeading___Toc1502_40686605" text:style-name="Index_20_Link" text:visited-style-name="Index_20_Link">2.1 ALGORITMO DE HUFFMAN<text:tab/>5</text:a></text:p>
          <text:p text:style-name="P17"><text:a xlink:type="simple" xlink:href="#__RefHeading___Toc1504_40686605" text:style-name="Index_20_Link" text:visited-style-name="Index_20_Link">2.1.1 Lista escolhida<text:tab/>6</text:a></text:p>
          <text:p text:style-name="P16"><text:a xlink:type="simple" xlink:href="#__RefHeading___Toc545_813454345" text:style-name="Index_20_Link" text:visited-style-name="Index_20_Link">2.2 ESTRUTURAS DE DADOS<text:tab/>6</text:a></text:p>
          <text:p text:style-name="P16"><text:a xlink:type="simple" xlink:href="#__RefHeading___Toc1877_813454345" text:style-name="Index_20_Link" text:visited-style-name="Index_20_Link">2.3 PANORAMA GERAL DOS ARQUIVOS FEITOS<text:tab/>7</text:a></text:p>
          <text:p text:style-name="P16"><text:a xlink:type="simple" xlink:href="#__RefHeading___Toc567_813454345" text:style-name="Index_20_Link" text:visited-style-name="Index_20_Link">2.4 PRINCIPAIS FUNÇÕES<text:tab/>7</text:a></text:p>
          <text:p text:style-name="P17"><text:a xlink:type="simple" xlink:href="#__RefHeading___Toc1563_40686605" text:style-name="Index_20_Link" text:visited-style-name="Index_20_Link">2.4.1 cliente.c<text:tab/>7</text:a></text:p>
          <text:p text:style-name="P17"><text:a xlink:type="simple" xlink:href="#__RefHeading___Toc1565_40686605" text:style-name="Index_20_Link" text:visited-style-name="Index_20_Link">2.4.2 compactador.c<text:tab/>8</text:a></text:p>
          <text:p text:style-name="P17"><text:a xlink:type="simple" xlink:href="#__RefHeading___Toc1567_40686605" text:style-name="Index_20_Link" text:visited-style-name="Index_20_Link">2.4.3 descompactador.c<text:tab/>8</text:a></text:p>
          <text:p text:style-name="P16"><text:a xlink:type="simple" xlink:href="#__RefHeading___Toc569_813454345" text:style-name="Index_20_Link" text:visited-style-name="Index_20_Link">2.5 TOMADA DE DECISÕES<text:tab/>8</text:a></text:p>
          <text:p text:style-name="P15"><text:a xlink:type="simple" xlink:href="#__RefHeading___Toc337_2097533584" text:style-name="Index_20_Link" text:visited-style-name="Index_20_Link">3. DISCUSSÕES<text:tab/>9</text:a></text:p>
          <text:p text:style-name="P15"><text:a xlink:type="simple" xlink:href="#__RefHeading___Toc1342_1932795316" text:style-name="Index_20_Link" text:visited-style-name="Index_20_Link">4. CONCLUSÃO<text:tab/>9</text:a></text:p>
          <text:p text:style-name="P15"><text:a xlink:type="simple" xlink:href="#__RefHeading___Toc339_2097533584" text:style-name="Index_20_Link" text:visited-style-name="Index_20_Link">REFERÊNCIAS<text:tab/>9</text:a></text:p>
        </text:index-body>
      </text:table-of-content>
      <text:h text:style-name="P18" text:outline-level="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6"/>
      <text:h text:style-name="P18" text:outline-level="1"><text:bookmark-start text:name="__RefHeading___Toc333_2097533584"/>1. INTRODUÇÃO<text:bookmark-end text:name="__RefHeading___Toc333_2097533584"/></text:h>
      <text:p text:style-name="P37">O armazenamento de arquivos <text:span text:style-name="T83">sempre consistiu n</text:span><text:span text:style-name="T82">uma grande preocupação </text:span><text:span text:style-name="T83">desde o início da computação nos anos 40</text:span><text:span text:style-name="T82">. </text:span><text:span text:style-name="T84">Com efeito, a</text:span><text:span text:style-name="T83">tualmente inúmeras pessoas, empresas e instituições contém </text:span><text:span text:style-name="T84">um altíssimo volume de </text:span><text:span text:style-name="T83">informações armazenadas na forma de dados (em HDs, SSDs, nuvens) e a demanda por formas de aumentar a quantidade de informação salva é crescente, em vista das possibilidades lançadas nas áreas de segurança, manipulação e análise de dados. </text:span></text:p>
      <text:p text:style-name="P43"><text:span text:style-name="T38">Sob a lente da busca por tecnologias capazes de aumentar o poder de armazenamento de arquivos, o trabalho presente apresenta um programa construído na linguagem C que oferece operações de compactação e descompactação de arquivos textos, de modo a reduzir o espaço consumido em memória por esses.</text:span></text:p>
      <text:h text:style-name="P22" text:outline-level="2"><text:bookmark-start text:name="__RefHeading___Toc541_813454345"/><text:span text:style-name="T4">1.1 </text:span><text:span text:style-name="T41">OBJETIVOS</text:span><text:bookmark-end text:name="__RefHeading___Toc541_813454345"/></text:h>
      <text:p text:style-name="P7"><text:span text:style-name="T3">O programa </text:span><text:span text:style-name="T11">Compactador</text:span><text:span text:style-name="T3"> </text:span><text:span text:style-name="T5">propõe</text:span><text:span text:style-name="T3"> </text:span><text:span text:style-name="T9">compactar arquivos textos </text:span><text:span text:style-name="T10">na</text:span><text:span text:style-name="T9"> forma binária, de modo </text:span><text:span text:style-name="T10">a possibilitar um possível ganho em memória decorrente da redução do tamanho total de armazenamento do arquivo</text:span><text:span text:style-name="T4">.</text:span><text:span text:style-name="T3"> </text:span><text:span text:style-name="T10">Apresenta, ainda, um programa de descompactação </text:span><text:span text:style-name="T11">denominado Descompactador, </text:span><text:span text:style-name="T10">que visa recuperar os arquivos originais compactados em binário na etapa de compactação. </text:span></text:p>
      <text:h text:style-name="P24" text:outline-level="2"><text:bookmark-start text:name="__RefHeading___Toc562_1266549890"/>1.<text:span text:style-name="T50">2</text:span> VISÃO GERAL DO FUNCIONAMENTO<text:bookmark-end text:name="__RefHeading___Toc562_1266549890"/></text:h>
      <text:p text:style-name="P28"><text:span text:style-name="T6">O </text:span><text:span text:style-name="T7">programa </text:span><text:span text:style-name="T11">Compactador </text:span><text:span text:style-name="T7">inicia-se com a leitura do arquivo texto </text:span><text:span text:style-name="T13">(formado apenas por caracteres ASCII padrão)</text:span><text:span text:style-name="T7">, </text:span><text:span text:style-name="T10">cujo conteúdo será submetido ao algoritmo de Huffman para a montagem de um mapa/alfabeto de caracteres mais frequentes no arquivo entrado. Feito o mapeamento, gera-se um binário, que contém a árvore </text:span><text:span text:style-name="T11">de codificação de Huffmann seguido do conteúdo do arquivo texto </text:span><text:span text:style-name="T14">(ambos em bits)</text:span><text:span text:style-name="T11">, cujos caracteres foram gravados segundo o código </text:span><text:span text:style-name="T12">(de </text:span><text:span text:style-name="T11">tamanho variável</text:span><text:span text:style-name="T12">) </text:span><text:span text:style-name="T11">previsto na árvore de codificação. </text:span><text:span text:style-name="T12">O binário gerado</text:span><text:span text:style-name="T11"> pode</text:span><text:span text:style-name="T12">, então,</text:span><text:span text:style-name="T11"> ser submetido a descompactação por meio </text:span><text:span text:style-name="T12">do</text:span><text:span text:style-name="T11"> programa Descompactador, que reconstroi a árvore de Huffman posicionada no começo do arquivo </text:span><text:span text:style-name="T12">objeto</text:span><text:span text:style-name="T11">, para então reconstruir a mensagem original ao ler os códigos dispostos no restante do binário e analisar a qual caracter ASCII esses </text:span><text:span text:style-name="T14">mapeam</text:span><text:span text:style-name="T11">.</text:span></text:p>
      <text:p text:style-name="P10"/>
      <text:p text:style-name="P10"/>
      <text:h text:style-name="P19" text:outline-level="1"><text:bookmark-start text:name="__RefHeading___Toc543_813454345"/><text:soft-page-break/>2. IMPLEMENTAÇÃO<text:bookmark-end text:name="__RefHeading___Toc543_813454345"/></text:h>
      <text:h text:style-name="P23" text:outline-level="2"><text:bookmark-start text:name="__RefHeading___Toc1502_40686605"/><text:span text:style-name="T43">2.</text:span><text:span text:style-name="T44">1</text:span><text:span text:style-name="T43"> </text:span><text:span text:style-name="T42">ALGORITMO DE HUFFMAN</text:span><text:bookmark-end text:name="__RefHeading___Toc1502_40686605"/></text:h>
      <text:p text:style-name="P48"><text:span text:style-name="T27">Coração da compactação feita pelo programa compactador, o algoritmo de Huffman consiste na técnica por trás da codificação dos caracteres ASCII padrão gravados no arquivo texto. Ao performar uma rotina de criação sequencial de árvore binária, o algoritmo de Huffman retorna ao final de sua operação uma árvore binária, cujos nós folhas contém os caracteres que compõem a mensagem do arquivo texto </text:span><text:span text:style-name="T35">e suas respectivas frequências</text:span><text:span text:style-name="T27">.</text:span></text:p>
      <text:p text:style-name="P48"><text:span text:style-name="T27">A identificação dos caracteres nessa nova estrutura se dá por meio de uma orientação binária convencionada: 0 corresponde a árvore filha esquerda e 1 corresponde a árvore filha direita. Com essa orientação em mente e partindo da árvore mãe/geratriz de toda a estrutura, é possível visitar qualquer nó folha d</text:span><text:span text:style-name="T28">essa</text:span><text:span text:style-name="T27"> estrutura utilizando um código </text:span><text:span text:style-name="T28">binário </text:span><text:span text:style-name="T27">sequencial, </text:span><text:span text:style-name="T28">que, ao ser lido digito a digito e da esquerda para a direita, localizará com sucesso um nó onde reside em seu conteúdo a informação de um caracter ASCII presente no texto, </text:span><text:span text:style-name="T29">bem como também sua frequência</text:span><text:span text:style-name="T28">. </text:span><text:span text:style-name="T29">Para os demais nós não-folha, esses armazenam a frequência total de todas as demais árvores que derivam deles, ou seja, que estão hierarquicamente abaixo e que dependem deles para que sejam acessados.</text:span></text:p>
      <text:p text:style-name="P48"><text:span text:style-name="T30">Ao final do algoritmo, espera-se que a </text:span><text:span text:style-name="T29">codificação dos caracteres mais frequentes </text:span><text:span text:style-name="T30">utilize</text:span><text:span text:style-name="T29"> menos bits para serem </text:span><text:span text:style-name="T30">gravados</text:span><text:span text:style-name="T29"> no arquivo binário </text:span><text:span text:style-name="T31">do que aqueles menos frequentes. Seja esse o caso, conclui-se logicamente que os caracteres mais frequentes devem estar o </text:span><text:span text:style-name="T29">mais próximo possível da árvore mãe/geratriz da estrutura, </text:span><text:span text:style-name="T31">para que não seja necessário um código binário sequencial longo para visita-los</text:span><text:span text:style-name="T29">.</text:span></text:p>
      <text:p text:style-name="P53"><text:span text:style-name="T27">{</text:span><text:span text:style-name="T34">IMAGEM</text:span><text:span text:style-name="T27">}</text:span></text:p>
      <text:p text:style-name="P40"><text:span text:style-name="T27">Antes de efetuado, no entanto, o algoritmo de Huffman solicita alguns preparativos para que possa operar. Nesse sentido, é necessário momentaneamente armazenar os caracteres lidos </text:span><text:span text:style-name="T32">no</text:span><text:span text:style-name="T27"> arquivo-texto em um buffer, contabilizar suas ocorrências </text:span><text:span text:style-name="T32">e</text:span><text:span text:style-name="T27"> ordenar os caracteres em ordem decrescente de frequência. </text:span><text:span text:style-name="T32">Para efetuar isso, pensou-se em utilizar uma lista para armazenar os caracteres da mensagem, o que proveria uma forma de alocar gradativamente memória quanto mais caracteres ASCII aparecessem no arquivo texto, de forma a otimizar o uso de memória </text:span><text:span text:style-name="T33">de acordo com a demanda do programa</text:span><text:span text:style-name="T32">.</text:span></text:p>
      <text:p text:style-name="P40"><text:span text:style-name="T32"/></text:p>
      <text:p text:style-name="P40"><text:span text:style-name="T32"/></text:p>
      <text:h text:style-name="P26" text:outline-level="3"><text:bookmark-start text:name="__RefHeading___Toc1504_40686605"/><text:soft-page-break/><text:span text:style-name="T48">2.</text:span><text:span text:style-name="T47">1.1 </text:span><text:span text:style-name="T49">Lista escolhida</text:span><text:bookmark-end text:name="__RefHeading___Toc1504_40686605"/></text:h>
      <text:p text:style-name="P14"><text:span text:style-name="T51">Escolheu-se aplicar o conceito de lista </text:span><text:span text:style-name="T53">circular </text:span><text:span text:style-name="T51">duplamente encadeada </text:span><text:span text:style-name="T53">para preparar as células contendo as árvores (recém-nascidas e não interligadas) a serem utilizadas pelo algoritmo de Huffman no mapeamento dos caracteres mais frequentes do arquivo texto.</text:span><text:span text:style-name="T51"> </text:span><text:span text:style-name="T53">A razão por trás dessa escolha foi </text:span><text:span text:style-name="T51">a flexibilidade que esse tipo de lista </text:span><text:span text:style-name="T53">traria</text:span><text:span text:style-name="T51"> ao</text:span><text:span text:style-name="T53"> facilitar a escolha do elemento inicial da árvore em formação</text:span><text:span text:style-name="T51">, </text:span><text:span text:style-name="T52">o que poderia </text:span><text:span text:style-name="T53">se </text:span><text:span text:style-name="T52">tornar uma vantagem </text:span><text:span text:style-name="T53">na rotina do algoritmo de Huffman. </text:span><text:span text:style-name="T72">Posteriormente, percebeu-se que a hipótese inicial de um possível ganho de praticidade no código não foi como se imaginou, no entanto </text:span><text:span text:style-name="T73">obteve-se</text:span><text:span text:style-name="T72"> um ganho colateral na dinâmica do algoritmo: a identificação da condição de encerramento do algoritmo (quando resta apenas uma única árvore (sendo essa a árvore de codificação) na lista) </text:span><text:span text:style-name="T73">torn</text:span><text:span text:style-name="T74">aria-se</text:span><text:span text:style-name="T73"> mais simples, </text:span><text:span text:style-name="T75">já que essa lista normalmente é construída com uma variável que armazena o número atual de elementos contidos</text:span><text:span text:style-name="T72">. </text:span></text:p>
      <text:p text:style-name="P54">{IMAGEM}</text:p>
      <text:h text:style-name="P22" text:outline-level="2"><text:bookmark-start text:name="__RefHeading___Toc545_813454345"/><text:span text:style-name="T5">2.</text:span><text:span text:style-name="T8">2</text:span><text:span text:style-name="T5"> ESTRUTURAS DE DADOS</text:span><text:bookmark-end text:name="__RefHeading___Toc545_813454345"/></text:h>
      <text:p text:style-name="P46"><text:span text:style-name="T55">O</text:span><text:span text:style-name="T56">ptou-se pela estratégia de criar arquivo</text:span><text:span text:style-name="T61">s</text:span><text:span text:style-name="T56"> gera</text:span><text:span text:style-name="T61">is</text:span><text:span text:style-name="T56">/coringa para </text:span><text:span text:style-name="T61">a estrutura de</text:span><text:span text:style-name="T56"> listas </text:span><text:span text:style-name="T55">circulares</text:span><text:span text:style-name="T56"> duplamente encadeadas sem sentinela </text:span><text:span text:style-name="T61">e para a estrutura de árvores binárias</text:span><text:span text:style-name="T56">, </text:span><text:span text:style-name="T61">as quais poderiam </text:span><text:span text:style-name="T56">ser aproveitad</text:span><text:span text:style-name="T61">as</text:span><text:span text:style-name="T56"> quantas vezes fosse necessário para criar novas </text:span><text:span text:style-name="T57">estruturas</text:span><text:span text:style-name="T56"> desse</text:span><text:span text:style-name="T61">s</text:span><text:span text:style-name="T56"> tipo</text:span><text:span text:style-name="T61">s</text:span><text:span text:style-name="T56">. </text:span><text:span text:style-name="T58">Nesse sentido</text:span><text:span text:style-name="T56">, foram </text:span><text:span text:style-name="T61">criadas duas structs: tree e listaCircular. O</text:span><text:span text:style-name="T56">s arquivos </text:span><text:span text:style-name="T61">tree.h e </text:span><text:span text:style-name="T59">listaCircular</text:span><text:span text:style-name="T56">.h</text:span><text:span text:style-name="T58"> cumprir</text:span><text:span text:style-name="T62">am</text:span><text:span text:style-name="T58"> com o papel de fornecer a declaração dos métodos necessários para a </text:span><text:span text:style-name="T60">construção das</text:span><text:span text:style-name="T58"> funções básicas </text:span><text:span text:style-name="T60">e comuns</text:span><text:span text:style-name="T58"> que envolvem </text:span><text:span text:style-name="T61">as structs</text:span><text:span text:style-name="T58">, respectivamente,</text:span><text:span text:style-name="T61"> enquanto seus arquivos fontes parelhos (tree.c e listaCircular.c) apresenta</text:span><text:span text:style-name="T62">m</text:span><text:span text:style-name="T61"> a definição de fato desses</text:span><text:span text:style-name="T58">.</text:span></text:p>
      <text:p text:style-name="P57"><text:span text:style-name="T58">C</text:span><text:span text:style-name="T54">riou-se, ainda, um arquivo específico para a estrutura caracter, que serv</text:span><text:span text:style-name="T62">e</text:span><text:span text:style-name="T54"> para armazenar o código ASCII e a frequência do caracter lido no arquivo texto. Nesse caso, o arquivo contendo os cabeçalhos dos métodos desse tipo se encontram no arquivo conteudo-mapa.h, enquanto suas definições no arquivo conteudo-mapa.c</text:span></text:p>
      <text:p text:style-name="P57"><text:span text:style-name="T54">Assim, ao todo foram </text:span><text:span text:style-name="T63">criadas</text:span><text:span text:style-name="T54"> três structs: tree, listaCircular e caracter. </text:span><text:span text:style-name="T63">Além dessas, também utilizou-se a estrutura bitmap, a qual foi cedida pela doscência para armazenamento e manipulação de bits.</text:span></text:p>
      <text:p text:style-name="P57"><text:span text:style-name="T54"/></text:p>
      <text:p text:style-name="P39"><text:span text:style-name="T87">{IMAGEM}</text:span></text:p>
      <text:h text:style-name="P25" text:outline-level="2"><text:bookmark-start text:name="__RefHeading___Toc1877_813454345"/><text:soft-page-break/><text:span text:style-name="T16">2.</text:span><text:span text:style-name="T24">3</text:span><text:span text:style-name="T16"> </text:span><text:span text:style-name="T26">PANORAMA GERAL DOS ARQUIVOS FEITOS</text:span><text:bookmark-end text:name="__RefHeading___Toc1877_813454345"/></text:h>
      <text:p text:style-name="P47"><text:span text:style-name="T64">Foram criados 1</text:span><text:span text:style-name="T85">1</text:span><text:span text:style-name="T64"> arquivos headers e 1</text:span><text:span text:style-name="T85">1</text:span><text:span text:style-name="T64"> arquivos fontes, totalizando </text:span><text:span text:style-name="T85">22</text:span><text:span text:style-name="T64"> arquivos. </text:span><text:span text:style-name="T65">É possível sintetizar as motivações dos 1</text:span><text:span text:style-name="T85">1</text:span><text:span text:style-name="T65"> arquivos headers (cada um apresentando um arquivo fonte parelho, </text:span><text:span text:style-name="T92">com exceção o arquivo convencoes.h</text:span><text:span text:style-name="T65">) como segue:</text:span></text:p>
      <text:list xml:id="list3962408187" text:style-name="L2">
        <text:list-item>
          <text:p text:style-name="P51">tree.h: <text:span text:style-name="T94">estrutura e funções relacionadas ao tipo genérico de árvore binária</text:span></text:p>
        </text:list-item>
        <text:list-item>
          <text:p text:style-name="P51">mapa.h: <text:span text:style-name="T94">funções específicas relacionadas a árvore do tipo mapa</text:span></text:p>
        </text:list-item>
        <text:list-item>
          <text:p text:style-name="P51">listaTree.h: <text:span text:style-name="T94">funções específicas relacionadas a uma lista circular de árvores binárias</text:span></text:p>
        </text:list-item>
        <text:list-item>
          <text:p text:style-name="P51">listaCircular.h: <text:span text:style-name="T94">estrutura e funções relacionadas ao tipo genérico de lista circular</text:span></text:p>
        </text:list-item>
        <text:list-item>
          <text:p text:style-name="P52">descompactador.h: <text:span text:style-name="T94">funções relacionadas às tarefas de descompactação do arquivo binário gerado</text:span></text:p>
        </text:list-item>
        <text:list-item>
          <text:p text:style-name="P52">convencoes.h: <text:span text:style-name="T94">macros relacionados a convenção de orientação de deslocamento binário</text:span></text:p>
        </text:list-item>
        <text:list-item>
          <text:p text:style-name="P52">conteudo-mapa.h: <text:span text:style-name="T95">estrutura e </text:span><text:span text:style-name="T94">funções ligadas </text:span><text:span text:style-name="T95">ao conteúdo do mapa (código ASCII, frequência e bitmap dos caracteres do arquivo texto entrado)</text:span></text:p>
        </text:list-item>
        <text:list-item>
          <text:p text:style-name="P52">compactador.h: <text:span text:style-name="T95">funções relacionadas às tarefas de compactação do arquivo texto entrado</text:span></text:p>
        </text:list-item>
        <text:list-item>
          <text:p text:style-name="P52">cliente.h: <text:span text:style-name="T95">arquivo que disponibiliza as funções de compactação e descompactação disponíveis ao cliente</text:span></text:p>
        </text:list-item>
        <text:list-item>
          <text:p text:style-name="P52">bitmapPLUS.h: <text:span text:style-name="T95">funções complementares ao TAD bitmap</text:span></text:p>
        </text:list-item>
        <text:list-item>
          <text:p text:style-name="P45"><text:span text:style-name="T90">analisar-compactado.h: </text:span><text:span text:style-name="T91">arquivo de debug, onde estão funções capazes de levantar algumas informações inteligíveis sobre o arquivo compactado gerado.</text:span></text:p>
        </text:list-item>
      </text:list>
      <text:p text:style-name="P58"><text:span text:style-name="T90">O</text:span><text:span text:style-name="T89">bs: também utilizou-se o arquivo bitmap.h e bitmap.c disponibilizado pela doscência para manipulação do TAD que envolve o mapa de bits.</text:span></text:p>
      <text:p text:style-name="P58"><text:span text:style-name="T89"/></text:p>
      <text:p text:style-name="P58"><text:span text:style-name="T89"/></text:p>
      <text:p text:style-name="P58"><text:span text:style-name="T89"/></text:p>
      <text:p text:style-name="P58"><text:span text:style-name="T89"/></text:p>
      <text:p text:style-name="P58"><text:span text:style-name="T89"/></text:p>
      <text:h text:style-name="P22" text:outline-level="2"><text:bookmark-start text:name="__RefHeading___Toc567_813454345"/><text:soft-page-break/><text:span text:style-name="T15">2.</text:span><text:span text:style-name="T17">4</text:span><text:span text:style-name="T15"> PRINCIPAIS FUNÇÕES</text:span><text:bookmark-end text:name="__RefHeading___Toc567_813454345"/></text:h>
      <text:p text:style-name="P14"><text:span text:style-name="T18">As principais funções </text:span><text:span text:style-name="T19">do trabalho </text:span><text:span text:style-name="T20">se encontram no arquivo cliente.c, </text:span><text:span text:style-name="T25">compactador.c e descompactador.c</text:span><text:span text:style-name="T20">, onde estão implementadas as funções que são utilizadas no arquivo main.c para resolver os problemas </text:span><text:span text:style-name="T21">principais propostos pelo trabalho. </text:span><text:span text:style-name="T22">A ideia por trás da implementação de muitas dessas funções é a de dividir a tarefa principal em tarefas menores e resolver tais pormenores por meio da chamada de funções auxiliares construídas em arquivos fonte separados. </text:span><text:span text:style-name="T23">Visto isso, o nome das principais funções e de suas dinâmicas segue abaixo:</text:span></text:p>
      <text:h text:style-name="P26" text:outline-level="3"><text:bookmark-start text:name="__RefHeading___Toc1563_40686605"/><text:span text:style-name="T39">2.</text:span><text:span text:style-name="T37">4.1 cliente.c</text:span><text:bookmark-end text:name="__RefHeading___Toc1563_40686605"/></text:h>
      <text:list xml:id="list3063037816" text:style-name="L1">
        <text:list-item>
          <text:p text:style-name="P41">compactador:</text:p>
        </text:list-item>
        <text:list-item>
          <text:p text:style-name="P41">descompactador:</text:p>
        </text:list-item>
      </text:list>
      <text:h text:style-name="P26" text:outline-level="3"><text:bookmark-start text:name="__RefHeading___Toc1565_40686605"/><text:span text:style-name="T39">2.</text:span><text:span text:style-name="T37">4.</text:span><text:span text:style-name="T40">2</text:span><text:span text:style-name="T37"> compactador.c</text:span><text:bookmark-end text:name="__RefHeading___Toc1565_40686605"/></text:h>
      <text:list xml:id="list10108601292366" text:continue-numbering="true" text:style-name="L1">
        <text:list-item>
          <text:p text:style-name="P41">montar_mapa:</text:p>
        </text:list-item>
        <text:list-item>
          <text:p text:style-name="P41">algoritmo_Huffman:</text:p>
        </text:list-item>
        <text:list-item>
          <text:p text:style-name="P41">gravar_codigos_mapa:</text:p>
        </text:list-item>
        <text:list-item>
          <text:p text:style-name="P41">exportar_mapa_formato_bitmap:</text:p>
        </text:list-item>
        <text:list-item>
          <text:p text:style-name="P41">gerar_mapa_formato_bitmap:</text:p>
        </text:list-item>
        <text:list-item>
          <text:p text:style-name="P41">exportar_texto_formato_bitmap:</text:p>
        </text:list-item>
      </text:list>
      <text:h text:style-name="P26" text:outline-level="3"><text:bookmark-start text:name="__RefHeading___Toc1567_40686605"/><text:span text:style-name="T39">2.</text:span><text:span text:style-name="T37">4.</text:span><text:span text:style-name="T40">3 </text:span><text:span text:style-name="T37">descompactador.c</text:span><text:bookmark-end text:name="__RefHeading___Toc1567_40686605"/></text:h>
      <text:list xml:id="list10108857626054" text:continue-numbering="true" text:style-name="L1">
        <text:list-item>
          <text:p text:style-name="P41">remontar_mapa_forma_bitmap:</text:p>
        </text:list-item>
        <text:list-item>
          <text:p text:style-name="P41">reconstruir_mapa_forma_original:</text:p>
        </text:list-item>
        <text:list-item>
          <text:p text:style-name="P41">traduzir_mensagem:</text:p>
        </text:list-item>
      </text:list>
      <text:p text:style-name="P42"/>
      <text:p text:style-name="P42"/>
      <text:p text:style-name="P42"/>
      <text:p text:style-name="P42"/>
      <text:h text:style-name="P22" text:outline-level="2"><text:bookmark-start text:name="__RefHeading___Toc569_813454345"/><text:soft-page-break/><text:span text:style-name="T15">2.</text:span><text:span text:style-name="T17">5</text:span><text:span text:style-name="T15"> TOMADA DE DECISÕES</text:span><text:bookmark-end text:name="__RefHeading___Toc569_813454345"/></text:h>
      <text:p text:style-name="P38"><text:span text:style-name="T86">Uma das decisões primordiais para o funcionamento do programa foi </text:span><text:span text:style-name="T88">entender </text:span><text:span text:style-name="T86">o endianness a ser</text:span> <text:span text:style-name="T86">utilizado na gravação dos bits </text:span><text:span text:style-name="T88">n</text:span><text:span text:style-name="T86">o arquivo compactado. </text:span><text:span text:style-name="T88">Optou-se por utilizar a orientação de bit mais significativo primeiro para escrever </text:span></text:p>
      <text:p text:style-name="P55"><text:span text:style-name="T93">Explicar a convenção adotada para leitura dos bits (most significant bit ou least significant bit (checar como é o nome dessa coisa lá no modern.c e adicionar a referência aqui))</text:span></text:p>
      <text:p text:style-name="P56"><text:span text:style-name="T15">Explicar sobre o funcionamento da função de apençar bit menos significativo… a primeira chamada dessa função deve ser feita com o bit mais significativo para que o ultimo utilizado seja de fato o bit menos significativo a ser adicionado</text:span></text:p>
      <text:p text:style-name="P33">Na funcao ler_arquivo, decidi não implementar uma funcao de sorting (seria ineficiente porque ela tava quase toda não preenchida). Decidi então fazer uma funcao que retorna o indice onde existe o maior elemento (não sei a eficiencia dessa funcao)</text:p>
      <text:p text:style-name="P35"/>
      <text:p text:style-name="P34">em algum momento do trabalho, nas funcoes de manipulação de bits, percebi que estava lendo o bit de maior significância e o adicionando como o bit de menor significância pela utilização da função bitmapAppendLeastSignificant. Esse foi um erro dificil de perceber e gerava um unsigned char espelhado em relação o original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1" text:outline-level="1"><text:bookmark-start text:name="__RefHeading___Toc337_2097533584"/><text:soft-page-break/><text:span text:style-name="T36">3. </text:span><text:span text:style-name="T46">DISCUSSÕES</text:span><text:bookmark-end text:name="__RefHeading___Toc337_2097533584"/></text:h>
      <text:p text:style-name="P49">A principal dificuldade encontrada no trabalho foi <text:span text:style-name="T102">a de </text:span>estender o conjunto de caracteres válidos na compactação. Nesse sentido, dispendeu-se um grande esforço em tentar ler caracteres do alfabeto romano, codificados pela tabela ASCII estendida, para que fosse possível codificar e decodificar imagens e outros tipos de arquivo, além dos arquivos <text:span text:style-name="T102">de</text:span> texto utilizados nos testes.</text:p>
      <text:p text:style-name="P49">Inicialmente a implementação desse <text:span text:style-name="T101">tweak </text:span><text:span text:style-name="T102">parecia simples</text:span><text:span text:style-name="T101">:</text:span> bastaria modificar o valor do macro char_ascii_set para o valor 256 em vez de 128, dessa maneira imaginava-se <text:span text:style-name="T101">que</text:span> todos os caracteres da tabela ASCII estendida seriam lidos e armazenados no buffer de frequência dos caracteres disponíveis no arquivo texto e <text:span text:style-name="T101">que </text:span>o programa funcionaria normalmente para toda a rotina eventual de compactação e descompactação. <text:span text:style-name="T97">No entanto, a </text:span><text:span text:style-name="T101">representação</text:span><text:span text:style-name="T97"> de caracteres acentuados leva 4 bytes em memória, enquanto </text:span><text:span text:style-name="T101">que </text:span><text:span text:style-name="T97">os caracteres padrão ASCII reque</text:span><text:span text:style-name="T101">r</text:span><text:span text:style-name="T97">em apenas 1 byte. Essa diferenciação na forma de armazenar </text:span><text:span text:style-name="T101">caracteres</text:span><text:span text:style-name="T97"> inviabilizou a generalização dos arquivos de leitura, pois </text:span><text:span text:style-name="T102">não seria possível alternar entre a leitura de um caracter ASCII e de um UNICODE em tempo de execução</text:span><text:span text:style-name="T97">. No entanto, caso fossem fornecidos arquivos cujos caracteres romanos </text:span><text:span text:style-name="T102">utilizassem</text:span><text:span text:style-name="T97"> a representação do ASCII estendido (1 byte), então o programa funcionaria normalmente para codificar e decodificar esse tipo de arquivo.</text:span></text:p>
      <text:p text:style-name="P50">Além disso, notou-se <text:s/><text:span text:style-name="T101">que </text:span>a estratégia de compactação escolhida para gerar o arquivo <text:span text:style-name="T101">binário</text:span> não é boa o suficiente para arquivos ou muito pequenos ou com poucas repetições de caracteres, <text:span text:style-name="T98">por vezes </text:span>até mesmo <text:span text:style-name="T101">aumentando</text:span><text:span text:style-name="T98"> o tamanho do arquivo original</text:span><text:span text:style-name="T99">. </text:span><text:span text:style-name="T101">Com efeito</text:span><text:span text:style-name="T99">, a mensagem codificada sempre será menor em tamanho de bits, no entanto o problema está no mapa de Huffmann que abre os arquivos binários compactados. A escrita </text:span><text:span text:style-name="T101">feita </text:span><text:span text:style-name="T99">desse mapa pelo programa Compactador pode cons</text:span><text:span text:style-name="T101">u</text:span><text:span text:style-name="T99">mir muitos bits, </text:span><text:span text:style-name="T101">a ponto de</text:span><text:span text:style-name="T99"> se torna</text:span><text:span text:style-name="T101">r</text:span><text:span text:style-name="T99"> desvantajos</text:span><text:span text:style-name="T101">o para o processo de compactação</text:span><text:span text:style-name="T99"> quando </text:span><text:span text:style-name="T101">o arquivo texto consome pouco espaço de armazenamento </text:span><text:span text:style-name="T100">ou </text:span><text:span text:style-name="T101">quando</text:span><text:span text:style-name="T100"> </text:span><text:span text:style-name="T101">apresenta pouca </text:span><text:span text:style-name="T100">repetição de caracteres</text:span><text:span text:style-name="T99">.</text:span></text:p>
      <text:p text:style-name="P50"><text:span text:style-name="T101">Em vista disso, cabe a orientação/alerta de utilizar esse programa para arquivos preferencialmente com mais de <text:s/>50 bytes e que apresentem caracteres que se repetem. Logo, nada de tentar representar o alfabeto! Esse caso teste, aliás, foi o que apresentou pior desempenho: o arquivo binário gerado apresenta o dobro do tamanho do arquivo original. Por isso, vale se atentar ao conteúdo do arquivo texto a ser compactado pela ferramenta.</text:span></text:p>
      <text:p text:style-name="P50"/>
      <text:p text:style-name="P50"/>
      <text:h text:style-name="Heading_20_1" text:outline-level="1"><text:bookmark-start text:name="__RefHeading___Toc1342_1932795316"/><text:soft-page-break/><text:span text:style-name="T46">4. </text:span><text:span text:style-name="T45">CONCLUSÃO</text:span><text:bookmark-end text:name="__RefHeading___Toc1342_1932795316"/></text:h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p text:style-name="Text_20_body"><text:span text:style-name="T45"/></text:p>
      <text:h text:style-name="P20" text:outline-level="1"><text:bookmark-start text:name="__RefHeading___Toc339_2097533584"/><text:soft-page-break/>REFERÊNCIAS<text:bookmark-end text:name="__RefHeading___Toc339_2097533584"/></text:h>
      <text:p text:style-name="P11"><text:span text:style-name="T76">Loudon</text:span>, Kyle. Linked Lists<text:span text:style-name="T79">. In: </text:span><text:span text:style-name="T76">Loudon</text:span>, Kyle. <text:span text:style-name="T80">MASTERING ALGORITHMS WITH C. Avec une disquette</text:span>. "O'Reilly Media, Inc.", v. 1, f. 270, 1998. 540 p. cap. 5, p. 51-98.</text:p>
      <text:p text:style-name="P11"><text:span text:style-name="T76">Listas</text:span> lineares<text:span text:style-name="T79">. In: </text:span><text:span text:style-name="T76">Szwarcfiter</text:span>, Jayme Luiz; <text:span text:style-name="T76">Markenzon</text:span>, Lilian. <text:span text:style-name="T80">Estruturas de dados e seus algoritmos</text:span>, f. 160. 1993. 320 p. cap. 2, p. 21-45.</text:p>
      <text:p text:style-name="P11"><text:span text:style-name="T77">Opengroup</text:span><text:span text:style-name="T70">. </text:span><text:span text:style-name="T71">Unistd</text:span><text:span text:style-name="T70">. Opengroup. Disponível em: https://pubs.opengroup.org/onlinepubs/7908799/xsh/unistd.h.html. Acesso em: 1 ago. 2021.</text:span></text:p>
      <text:p text:style-name="P8"><text:span text:style-name="T78">Opengroup</text:span><text:span text:style-name="T66">.</text:span><text:span text:style-name="T67"> </text:span><text:span text:style-name="T68">Mkdir</text:span><text:span text:style-name="T66">. Opengroup. Disponível em: https://https://pubs.opengroup.org/onlinepubs/7908799/xsh/mkdir.html. Acesso em: 1 ago. 2021.</text:span></text:p>
      <text:p text:style-name="P9"><text:span text:style-name="T78">Opengroup</text:span><text:span text:style-name="T66">. </text:span><text:span text:style-name="T69">Opendir</text:span><text:span text:style-name="T66">. Opengroup. Disponível em: https://pubs.opengroup.org/onlinepubs/7908799/xsh/opendir.html. Acesso em: 1 ago. 2021.</text:span></text:p>
      <text:p text:style-name="P11"><text:span text:style-name="T76">Foo</text:span>, FRED. <text:span text:style-name="T81">how to get directory name</text:span>. Stackoverflow. Disponível em: https://stackoverflow.com/questions/24064628/c-programming-how-to-get-directory-name. Acesso em: 29 jul. 2021.</text:p>
      <text:p text:style-name="P12"/>
      <text:p text:style-name="P31"><text:a xlink:type="simple" xlink:href="https://www.montana.edu/rmaher/ee475_fl04/Command_line.pdf" text:style-name="Internet_20_link" text:visited-style-name="Visited_20_Internet_20_Link">https://www.montana.edu/rmaher/ee475_fl04/Command_line.pdf</text:a></text:p>
      <text:p text:style-name="P31"><text:a xlink:type="simple" xlink:href="https://www.geeksforgeeks.org/bitwise-operators-in-c-cpp/" text:style-name="Internet_20_link" text:visited-style-name="Visited_20_Internet_20_Link">https://www.geeksforgeeks.org/bitwise-operators-in-c-cpp/</text:a></text:p>
      <text:p text:style-name="P31"><text:a xlink:type="simple" xlink:href="https://www.equestionanswers.com/c/c-binary-mode.php" text:style-name="Internet_20_link" text:visited-style-name="Visited_20_Internet_20_Link">https://www.equestionanswers.com/c/c-binary-mode.php</text:a></text:p>
      <text:p text:style-name="P31"><text:a xlink:type="simple" xlink:href="https://stackoverflow.com/questions/17598572/read-and-write-to-binary-files-in-c" text:style-name="Internet_20_link" text:visited-style-name="Visited_20_Internet_20_Link">https://stackoverflow.com/questions/17598572/read-and-write-to-binary-files-in-c</text:a></text:p>
      <text:p text:style-name="P31"><text:a xlink:type="simple" xlink:href="https://stackoverflow.com/questions/979816/whats-a-binary-file-and-how-do-i-create-one" text:style-name="Internet_20_link" text:visited-style-name="Visited_20_Internet_20_Link">https://stackoverflow.com/questions/979816/whats-a-binary-file-and-how-do-i-create-one</text:a></text:p>
      <text:p text:style-name="P31"><text:a xlink:type="simple" xlink:href="https://www.geeksforgeeks.org/unsigned-char-in-c-with-examples/" text:style-name="Internet_20_link" text:visited-style-name="Visited_20_Internet_20_Link">https://www.geeksforgeeks.org/unsigned-char-in-c-with-examples/</text:a></text:p>
      <text:p text:style-name="P31"><text:a xlink:type="simple" xlink:href="https://www.geeksforgeeks.org/bitwise-operators-in-c-cpp/" text:style-name="Internet_20_link" text:visited-style-name="Visited_20_Internet_20_Link">https://www.geeksforgeeks.org/bitwise-operators-in-c-cpp/</text:a></text:p>
      <text:p text:style-name="P30">http://www.cmaismais.com.br/referencia/cstdio/fwrite/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1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1.5.2$Linux_X86_64 LibreOffice_project/10$Build-2</meta:generator>
    <dc:date>2021-10-04T01:01:05.769458834</dc:date>
    <meta:editing-duration>PT1H45M31S</meta:editing-duration>
    <meta:editing-cycles>28</meta:editing-cycles>
    <meta:document-statistic meta:table-count="0" meta:image-count="0" meta:object-count="0" meta:page-count="14" meta:paragraph-count="106" meta:word-count="2057" meta:character-count="14303" meta:non-whitespace-character-count="12368"/>
  </office:meta>
</office:document-meta>
</file>